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31cm"/>
    </style:style>
    <style:style style:name="ro1" style:family="table-row">
      <style:table-row-properties style:row-height="1.3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no-wrap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 table:number-columns-spanned="6" table:number-rows-spanned="1">
            <text:p>Opazujemo sredinsko točko uklonske slike na steni in kako se njena osvetlitev spreminja z lego odprtine. <text:s/>Postavitev eksperimnta je taksna, da je razdalja med odprtino in točko opazovanja praktično neskočna.</text:p>
          </table:table-cell>
          <table:covered-table-cell table:number-columns-repeated="5" table:style-name="ce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odatki:</text:p>
          </table:table-cell>
          <table:table-cell table:number-columns-repeated="2"/>
          <table:table-cell office:value-type="string" calcext:value-type="string">
            <text:p>vrednost</text:p>
          </table:table-cell>
          <table:table-cell table:style-name="ce1" office:value-type="string" calcext:value-type="string">
            <text:p>sistematska napaka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oriščna razdalja leče f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azdalja med leco in merilo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zualna ocena premera odprtine <text:s/>2R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eNe laser valovna dolžina lamba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m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egenda: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odčitek na merilu 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Z</text:p>
          </table:table-cell>
          <table:table-cell office:value-type="string" calcext:value-type="string">
            <text:p>sistematska napaka odčitk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tanje sredinske točke</text:p>
          </table:table-cell>
          <table:table-cell table:style-name="ce4" office:value-type="string" calcext:value-type="string">
            <text:p>Z[mm]</text:p>
          </table:table-cell>
          <table:table-cell table:style-name="ce4" office:value-type="string" calcext:value-type="string">
            <text:p>dZ [mm]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mno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etlo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mno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etlo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mno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vetlo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mno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sl" fo:country="S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artin Horvat</meta:initial-creator>
    <meta:creation-date>2020-03-19T13:14:32.664730975</meta:creation-date>
    <dc:date>2020-03-19T14:13:45.026677325</dc:date>
    <dc:creator>Martin Horvat</dc:creator>
    <meta:editing-duration>PT38M49S</meta:editing-duration>
    <meta:editing-cycles>7</meta:editing-cycles>
    <meta:generator>LibreOffice/6.3.5.2$Linux_X86_64 LibreOffice_project/30$Build-2</meta:generator>
    <meta:document-statistic meta:table-count="1" meta:cell-count="49" meta:object-count="0"/>
  </office:meta>
</office:document-meta>
</file>